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chdenkzettel Beziehungen/Vererbung</text:span></text:p>
      <text:p text:style-name="Standard"/>
      <text:p text:style-name="Standard"/>
      <text:p text:style-name="Standard">1. „Class B extends X“. Jetzt fügen Sie eine neue Methode in <text:s/>X ein. Müssen Sie B anpassen?</text:p>
      <text:p text:style-name="Standard"/>
      <text:p text:style-name="Standard">Nein, man muss eine neue Methode nicht zwangsläufig überschreiben.</text:p>
      <text:p text:style-name="Standard"/>
      <text:p text:style-name="Standard"><text:s text:c="17"/></text:p>
      <text:p text:style-name="Standard">2. Class B extends X <text:s/>{</text:p>
      <text:p text:style-name="Standard"/>
      <text:p text:style-name="Standard"><text:tab/>public void newMethodinB() <text:s/>{ <text:s/>…. }</text:p>
      <text:p text:style-name="Standard"/>
      <text:p text:style-name="Standard">}</text:p>
      <text:p text:style-name="Standard"><text:s/>Jetzt fügen Sie eine neue public Methode in ihre abgeleitete Klasse ein. Sie möchten diese neue Methode im Code verwenden. Prüfen Sie die folgenden Codezeilen:</text:p>
      <text:p text:style-name="Standard"><text:tab/>X x = new B();</text:p>
      <text:p text:style-name="Standard"><text:s text:c="12"/>x.newMethodinB();</text:p>
      <text:p text:style-name="Standard"/>
      <text:p text:style-name="Standard">Was stellen Sie fest?</text:p>
      <text:p text:style-name="Standard"><text:s text:c="2"/></text:p>
      <text:p text:style-name="Standard"><text:s/>Es wird nicht funktionieren, da die Klasse X keine Methode .newMethodinB() besitzt. <text:s text:c="6"/></text:p>
      <text:p text:style-name="Standard"/>
      <text:p text:style-name="Standard">3. Versuchen Sie „Square“ von Rectangle abzuleiten (geben Sie an welche Methoden Sie in die Basisklasse tun und welche Sie in die abgeleitete Klasse tun)</text:p>
      <text:p text:style-name="Standard"/>
      <text:p text:style-name="Standard"/>
      <text:p text:style-name="Standard">Rectangle: .setSizeY(), setSizeX()<text:line-break/>Square: setSizeX(), setSize(Y)</text:p>
      <text:p text:style-name="Standard"><text:soft-page-break/></text:p>
      <text:p text:style-name="Standard"/>
      <text:p text:style-name="Standard">4. Jetzt machen Sie das Gleiche umgekehrt: Rectangle von Square ableiten und die Methoden verteilen.</text:p>
      <text:p text:style-name="Standard"/>
      <text:p text:style-name="Standard">Square: .setSizeX(),</text:p>
      <text:p text:style-name="Standard">Rectangle .setSizeX(), .setSizeY()</text:p>
      <text:p text:style-name="Standard"/>
      <text:p text:style-name="Standard"/>
      <text:p text:style-name="Standard"/>
      <text:p text:style-name="Standard"><text:s/>5. Nehmen Sie an, „String“ wäre in Java nicht final. Die Klasse Filename „extends“ die Klasse String. Ist das korrekt? Wie heisst das Prinzip dahinter?</text:p>
      <text:p text:style-name="Standard"/>
      <text:p text:style-name="Standard">Typhierarchie? (Nicht verstanden wie die Frage gemeint ist)</text:p>
      <text:p text:style-name="Standard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173" meta:character-count="1173" meta:non-whitespace-character-count="969"/>
    <meta:generator>LibreOfficeDev/6.0.5.2$Linux_X86_64 LibreOffice_project/</meta:generator>
  </office:meta>
</office:document-meta>
</file>